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.224cm" table:align="left"/>
    </style:style>
    <style:style style:name="表格1.A" style:family="table-column">
      <style:table-column-properties style:column-width="2.224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0.495cm" table:align="left"/>
    </style:style>
    <style:style style:name="表格2.A" style:family="table-column">
      <style:table-column-properties style:column-width="10.495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4.198cm" table:align="left"/>
    </style:style>
    <style:style style:name="表格3.A" style:family="table-column">
      <style:table-column-properties style:column-width="4.198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3.704cm" table:align="left"/>
    </style:style>
    <style:style style:name="表格4.A" style:family="table-column">
      <style:table-column-properties style:column-width="3.704cm"/>
    </style:style>
    <style:style style:name="表格4.A1" style:family="table-cell">
      <style:table-cell-properties style:vertical-align="middle" fo:padding="0.049cm" fo:border="none"/>
    </style:style>
    <style:style style:name="表格5" style:family="table">
      <style:table-properties style:width="5.004cm" table:align="left"/>
    </style:style>
    <style:style style:name="表格5.A" style:family="table-column">
      <style:table-column-properties style:column-width="5.004cm"/>
    </style:style>
    <style:style style:name="表格5.A1" style:family="table-cell">
      <style:table-cell-properties style:vertical-align="middle" fo:padding="0.049cm" fo:border="none"/>
    </style:style>
    <style:style style:name="表格6" style:family="table">
      <style:table-properties style:width="4.792cm" table:align="left"/>
    </style:style>
    <style:style style:name="表格6.A" style:family="table-column">
      <style:table-column-properties style:column-width="4.792cm"/>
    </style:style>
    <style:style style:name="表格6.A1" style:family="table-cell">
      <style:table-cell-properties style:vertical-align="middle" fo:padding="0.049cm" fo:border="none"/>
    </style:style>
    <style:style style:name="表格7" style:family="table">
      <style:table-properties style:width="5.66cm" table:align="left"/>
    </style:style>
    <style:style style:name="表格7.A" style:family="table-column">
      <style:table-column-properties style:column-width="5.66cm"/>
    </style:style>
    <style:style style:name="表格7.A1" style:family="table-cell">
      <style:table-cell-properties style:vertical-align="middle" fo:padding="0.049cm" fo:border="none"/>
    </style:style>
    <style:style style:name="表格8" style:family="table">
      <style:table-properties style:width="2.062cm" table:align="left"/>
    </style:style>
    <style:style style:name="表格8.A" style:family="table-column">
      <style:table-column-properties style:column-width="2.062cm"/>
    </style:style>
    <style:style style:name="表格8.A1" style:family="table-cell">
      <style:table-cell-properties style:vertical-align="middle" fo:padding="0.049cm" fo:border="none"/>
    </style:style>
    <style:style style:name="表格9" style:family="table">
      <style:table-properties style:width="4.479cm" table:align="left"/>
    </style:style>
    <style:style style:name="表格9.A" style:family="table-column">
      <style:table-column-properties style:column-width="4.479cm"/>
    </style:style>
    <style:style style:name="表格9.A1" style:family="table-cell">
      <style:table-cell-properties style:vertical-align="middle" fo:padding="0.049cm" fo:border="none"/>
    </style:style>
    <style:style style:name="表格10" style:family="table">
      <style:table-properties style:width="5.475cm" table:align="left"/>
    </style:style>
    <style:style style:name="表格10.A" style:family="table-column">
      <style:table-column-properties style:column-width="5.475cm"/>
    </style:style>
    <style:style style:name="表格10.A1" style:family="table-cell">
      <style:table-cell-properties style:vertical-align="middle" fo:padding="0.049cm" fo:border="none"/>
    </style:style>
    <style:style style:name="表格11" style:family="table">
      <style:table-properties style:width="3.455cm" table:align="left"/>
    </style:style>
    <style:style style:name="表格11.A" style:family="table-column">
      <style:table-column-properties style:column-width="3.455cm"/>
    </style:style>
    <style:style style:name="表格11.A1" style:family="table-cell">
      <style:table-cell-properties style:vertical-align="middle" fo:padding="0.049cm" fo:border="none"/>
    </style:style>
    <style:style style:name="表格12" style:family="table">
      <style:table-properties style:width="3.637cm" table:align="left"/>
    </style:style>
    <style:style style:name="表格12.A" style:family="table-column">
      <style:table-column-properties style:column-width="3.637cm"/>
    </style:style>
    <style:style style:name="表格12.A1" style:family="table-cell">
      <style:table-cell-properties style:vertical-align="middle" fo:padding="0.049cm" fo:border="none"/>
    </style:style>
    <style:style style:name="表格13" style:family="table">
      <style:table-properties style:width="1.963cm" table:align="left"/>
    </style:style>
    <style:style style:name="表格13.A" style:family="table-column">
      <style:table-column-properties style:column-width="1.963cm"/>
    </style:style>
    <style:style style:name="表格13.A1" style:family="table-cell">
      <style:table-cell-properties style:vertical-align="middle" fo:padding="0.049cm" fo:border="none"/>
    </style:style>
    <style:style style:name="表格14" style:family="table">
      <style:table-properties style:width="0.61cm" table:align="left"/>
    </style:style>
    <style:style style:name="表格14.A" style:family="table-column">
      <style:table-column-properties style:column-width="0.61cm"/>
    </style:style>
    <style:style style:name="表格14.A1" style:family="table-cell">
      <style:table-cell-properties style:vertical-align="middle" fo:padding="0.049cm" fo:border="none"/>
    </style:style>
    <style:style style:name="表格15" style:family="table">
      <style:table-properties style:width="0.61cm" table:align="left"/>
    </style:style>
    <style:style style:name="表格15.A" style:family="table-column">
      <style:table-column-properties style:column-width="0.61cm"/>
    </style:style>
    <style:style style:name="表格15.A1" style:family="table-cell">
      <style:table-cell-properties style:vertical-align="middle" fo:padding="0.049cm" fo:border="none"/>
    </style:style>
    <style:style style:name="表格16" style:family="table">
      <style:table-properties style:width="0.61cm" table:align="left"/>
    </style:style>
    <style:style style:name="表格16.A" style:family="table-column">
      <style:table-column-properties style:column-width="0.61cm"/>
    </style:style>
    <style:style style:name="表格1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-asian="Noto Sans CJK TC Regular1"/>
    </style:style>
    <style:style style:name="P2" style:family="paragraph" style:parent-style-name="Standard">
      <style:text-properties officeooo:rsid="000e1dd2" officeooo:paragraph-rsid="000e1dd2" style:font-name-asian="Noto Sans CJK TC Regular1"/>
    </style:style>
    <style:style style:name="P3" style:family="paragraph" style:parent-style-name="Standard">
      <style:text-properties officeooo:rsid="000e1dd2" officeooo:paragraph-rsid="00112d93" style:font-name-asian="Noto Sans CJK TC Regular1"/>
    </style:style>
    <style:style style:name="P4" style:family="paragraph" style:parent-style-name="Standard">
      <style:text-properties officeooo:rsid="00129580" officeooo:paragraph-rsid="00129580" style:font-name-asian="Noto Sans CJK TC Regular1"/>
    </style:style>
    <style:style style:name="P5" style:family="paragraph" style:parent-style-name="Standard">
      <style:text-properties fo:font-size="18pt" officeooo:rsid="000e1dd2" officeooo:paragraph-rsid="000e1dd2" style:font-name-asian="Noto Sans CJK TC Regular1" style:font-size-asian="18pt" style:font-size-complex="18pt"/>
    </style:style>
    <style:style style:name="P6" style:family="paragraph" style:parent-style-name="Standard">
      <style:text-properties fo:font-size="13.6999998092651pt" officeooo:rsid="000e1dd2" officeooo:paragraph-rsid="000e1dd2" style:font-name-asian="Noto Sans CJK TC Regular1" style:font-size-asian="12pt" style:font-size-complex="13.699999809265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112d93" style:font-name-asian="Noto Sans CJK TC Regular1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0e1dd2" style:font-name-asian="Noto Sans CJK TC Regular1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f3bfb" officeooo:paragraph-rsid="000f3bfb" style:font-name-asian="Noto Sans CJK TC Regular1"/>
    </style:style>
    <style:style style:name="P10" style:family="paragraph" style:parent-style-name="Standard" style:list-style-name="L1">
      <style:text-properties officeooo:rsid="000e1dd2" officeooo:paragraph-rsid="00112d93" style:font-name-asian="Noto Sans CJK TC Regular1"/>
    </style:style>
    <style:style style:name="P11" style:family="paragraph" style:parent-style-name="Standard" style:list-style-name="L1">
      <style:text-properties officeooo:rsid="000e1dd2" officeooo:paragraph-rsid="000e1dd2" style:font-name-asian="Noto Sans CJK TC Regular1"/>
    </style:style>
    <style:style style:name="P12" style:family="paragraph" style:parent-style-name="Standard" style:list-style-name="L2">
      <style:text-properties officeooo:rsid="000e1dd2" officeooo:paragraph-rsid="001becea" style:font-name-asian="Noto Sans CJK TC Regular1"/>
    </style:style>
    <style:style style:name="P13" style:family="paragraph" style:parent-style-name="Standard" style:list-style-name="L2">
      <style:text-properties officeooo:rsid="00129580" officeooo:paragraph-rsid="001becea" style:font-name-asian="Noto Sans CJK TC Regular1"/>
    </style:style>
    <style:style style:name="P14" style:family="paragraph" style:parent-style-name="Standard" style:list-style-name="L2">
      <style:text-properties officeooo:rsid="00129580" officeooo:paragraph-rsid="001db5b8" style:font-name-asian="Noto Sans CJK TC Regular1"/>
    </style:style>
    <style:style style:name="P15" style:family="paragraph" style:parent-style-name="Standard">
      <style:text-properties officeooo:rsid="00129580" officeooo:paragraph-rsid="00129580" style:font-name-asian="Noto Sans CJK TC Regular1"/>
    </style:style>
    <style:style style:name="P16" style:family="paragraph" style:parent-style-name="Standard" style:list-style-name="L2">
      <style:text-properties officeooo:rsid="001ab7ce" officeooo:paragraph-rsid="001db5b8" style:font-name-asian="Noto Sans CJK TC Regular1"/>
    </style:style>
    <style:style style:name="P17" style:family="paragraph" style:parent-style-name="Standard">
      <style:text-properties officeooo:rsid="001f164f" officeooo:paragraph-rsid="001f164f" style:font-name-asian="Noto Sans CJK TC Regular1"/>
    </style:style>
    <style:style style:name="P18" style:family="paragraph" style:parent-style-name="Standard">
      <style:text-properties officeooo:rsid="00168926" officeooo:paragraph-rsid="00168926" style:font-name-asian="Noto Sans CJK TC Regular1"/>
    </style:style>
    <style:style style:name="P19" style:family="paragraph" style:parent-style-name="Standard">
      <style:text-properties officeooo:rsid="0024b352" officeooo:paragraph-rsid="0024b352" style:font-name-asian="Noto Sans CJK TC Regular1"/>
    </style:style>
    <style:style style:name="P20" style:family="paragraph" style:parent-style-name="Standard">
      <style:text-properties officeooo:rsid="0024f7fd" officeooo:paragraph-rsid="0024f7fd" style:font-name-asian="Noto Sans CJK TC Regular1"/>
    </style:style>
    <style:style style:name="P21" style:family="paragraph" style:parent-style-name="Standard">
      <style:text-properties officeooo:rsid="0024f7fd" officeooo:paragraph-rsid="00269485" style:font-name-asian="Noto Sans CJK TC Regular1"/>
    </style:style>
    <style:style style:name="P22" style:family="paragraph" style:parent-style-name="Table_20_Contents">
      <style:text-properties officeooo:paragraph-rsid="0029dffb"/>
    </style:style>
    <style:style style:name="P23" style:family="paragraph" style:parent-style-name="Table_20_Contents">
      <style:text-properties officeooo:rsid="0029dffb" officeooo:paragraph-rsid="0029dffb"/>
    </style:style>
    <style:style style:name="P24" style:family="paragraph" style:parent-style-name="Table_20_Contents">
      <style:text-properties officeooo:paragraph-rsid="002ad284"/>
    </style:style>
    <style:style style:name="T1" style:family="text">
      <style:text-properties officeooo:rsid="001112d3"/>
    </style:style>
    <style:style style:name="T2" style:family="text">
      <style:text-properties officeooo:rsid="001ab7ce"/>
    </style:style>
    <style:style style:name="T3" style:family="text">
      <style:text-properties officeooo:rsid="00205630"/>
    </style:style>
    <style:style style:name="T4" style:family="text">
      <style:text-properties officeooo:rsid="0023b168"/>
    </style:style>
    <style:style style:name="T5" style:family="text">
      <style:text-properties officeooo:rsid="0024f7fd"/>
    </style:style>
    <style:style style:name="T6" style:family="text">
      <style:text-properties officeooo:rsid="00269485"/>
    </style:style>
    <style:style style:name="T7" style:family="text">
      <style:text-properties officeooo:rsid="0028ca7d"/>
    </style:style>
    <style:style style:name="T8" style:family="text">
      <style:text-properties officeooo:rsid="0029dffb"/>
    </style:style>
    <style:style style:name="T9" style:family="text">
      <style:text-properties officeooo:rsid="002ad284"/>
    </style:style>
    <style:style style:name="T10" style:family="text">
      <style:text-properties officeooo:rsid="002c4c03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Problem A.</text:p>
      <text:p text:style-name="P18"><text:span text:style-name="T4">We adapt </text:span>Modular exponentiation <text:span text:style-name="T4">algorithm</text:span> <text:span text:style-name="T4">(exponentiation by squaring)</text:span></text:p>
      <text:p text:style-name="P18"/>
      <text:p text:style-name="P19">Pseudo code</text:p>
      <text:p text:style-name="P19"/>
      <text:p text:style-name="P1"/>
      <text:p text:style-name="P5">Problem B.</text:p>
      <text:p text:style-name="P2">Gale-Shapley Algorithm</text:p>
      <text:p text:style-name="P3"/>
      <text:list xml:id="list664397540" text:style-name="L1">
        <text:list-item>
          <text:p text:style-name="P10">與配對問題的差異：</text:p>
        </text:list-item>
      </text:list>
      <text:p text:style-name="P7">配對一定會配到</text:p>
      <text:p text:style-name="P7">志願不一定會上</text:p>
      <text:p text:style-name="P8"/>
      <text:p text:style-name="P8">對科系來說：喜好程度是學生的分數</text:p>
      <text:p text:style-name="P8">對學生來說：喜好程度是志願序</text:p>
      <text:p text:style-name="P8"/>
      <text:p text:style-name="P9">scope:</text:p>
      <text:p text:style-name="P9">科系較大，應該要從科系下手</text:p>
      <text:p text:style-name="P8">但是科系要怎麼知道有哪些學生選擇他們</text:p>
      <text:p text:style-name="P8">在<text:span text:style-name="T1">construct 的時後把自己指向那個科系</text:span></text:p>
      <text:p text:style-name="P2"/>
      <text:list xml:id="list31052056601551" text:continue-numbering="true" text:style-name="L1">
        <text:list-item>
          <text:p text:style-name="P11">資料結構設計</text:p>
        </text:list-item>
      </text:list>
      <text:list xml:id="list2335881884" text:style-name="L2">
        <text:list-item>
          <text:list>
            <text:list-item>
              <text:p text:style-name="P12">系統</text:p>
              <text:p text:style-name="P13">學生以vector儲存，index為編號</text:p>
              <text:p text:style-name="P13">科系</text:p>
            </text:list-item>
          </text:list>
        </text:list-item>
      </text:list>
      <text:p text:style-name="P2"/>
      <text:list xml:id="list31051887391720" text:continue-numbering="true" text:style-name="L2">
        <text:list-item>
          <text:list>
            <text:list-item>
              <text:p text:style-name="P14">學生</text:p>
              <text:p text:style-name="P16">三個分數</text:p>
              <text:p text:style-name="P14">vector儲存志願科系index</text:p>
            </text:list-item>
          </text:list>
        </text:list-item>
      </text:list>
      <text:p text:style-name="P4"/>
      <text:p text:style-name="P17">先把有填此科系的學生加到list，</text:p>
      <text:p text:style-name="P17">學生有一個紀錄當前第一志願的<text:span text:style-name="T3">tag</text:span></text:p>
      <text:p text:style-name="P17">從第一志願開始跑</text:p>
      <text:p text:style-name="P17">priority_queue <text:span text:style-name="T5">&lt;實做方式, pairA, 比較方式&gt;</text:span></text:p>
      <text:p text:style-name="P21">pair<text:span text:style-name="T6">A</text:span>(那個科系下的分數, 學生id)</text:p>
      <text:p text:style-name="P20"/>
      <text:p text:style-name="P20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text:bookmark text:name="file-orange-cpp-LC15"/>void sol(){ </text:p>
          </table:table-cell>
        </table:table-row>
      </table:table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4"><text:bookmark text:name="file-orange-cpp-LC16"/>priority_queue&lt;vector&lt;PII&gt;, PII, greater&lt;PII&gt; &gt; pq[<text:span text:style-name="T10">d</text:span> + 5]; </text:p>
            <text:p text:style-name="P24">用來儲存 學生 <text:span text:style-name="T10">d為系數量</text:span>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Table_20_Contents"><text:bookmark text:name="file-orange-cpp-LC17"/>bool tag[N + 5] = {0}; // 有沒有被錄取或是超過志願（沒救）</text:p>
          </table:table-cell>
        </table:table-row>
      </table:table>
      <table:table table:name="表格4" table:style-name="表格4">
        <table:table-column table:style-name="表格4.A"/>
        <table:table-row>
          <table:table-cell table:style-name="表格4.A1" office:value-type="string">
            <text:p text:style-name="Table_20_Contents"><text:bookmark text:name="file-orange-cpp-LC18"/>int id[N + 5] = {0};學生id </text:p>
          </table:table-cell>
        </table:table-row>
      </table:table>
      <table:table table:name="表格5" table:style-name="表格5">
        <table:table-column table:style-name="表格5.A"/>
        <table:table-row>
          <table:table-cell table:style-name="表格5.A1" office:value-type="string">
            <text:p text:style-name="Table_20_Contents"><text:bookmark text:name="file-orange-cpp-LC19"/>for(int t = 1; t &lt;= 10; t ++){ </text:p>
          </table:table-cell>
        </table:table-row>
      </table:table>
      <table:table table:name="表格6" table:style-name="表格6">
        <table:table-column table:style-name="表格6.A"/>
        <text:soft-page-break/>
        <table:table-row>
          <table:table-cell table:style-name="表格6.A1" office:value-type="string">
            <text:p text:style-name="Table_20_Contents"><text:bookmark text:name="file-orange-cpp-LC20"/>for(int i = 1; i &lt;= n; i ++){ // <text:span text:style-name="T9">N 是</text:span>學生數 </text:p>
          </table:table-cell>
        </table:table-row>
      </table:table>
      <table:table table:name="表格7" table:style-name="表格7">
        <table:table-column table:style-name="表格7.A"/>
        <table:table-row>
          <table:table-cell table:style-name="表格7.A1" office:value-type="string">
            <text:p text:style-name="Table_20_Contents"><text:bookmark text:name="file-orange-cpp-LC21"/>if(tag[i] || id[i] &gt;= 10) continue; 檢查是否要結束 </text:p>
          </table:table-cell>
        </table:table-row>
      </table:table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<text:bookmark text:name="file-orange-cpp-LC22"/>tag[i] = 1; </text:p>
          </table:table-cell>
        </table:table-row>
      </table:table>
      <table:table table:name="表格9" table:style-name="表格9">
        <table:table-column table:style-name="表格9.A"/>
        <table:table-row>
          <table:table-cell table:style-name="表格9.A1" office:value-type="string">
            <text:p text:style-name="P22"><text:bookmark text:name="file-orange-cpp-LC23"/>int x = want[i][id[i] ++];</text:p>
            <text:p text:style-name="P23">x 當前科系</text:p>
            <text:p text:style-name="P22">第<text:span text:style-name="T7">i個學生的</text:span> </text:p>
          </table:table-cell>
        </table:table-row>
      </table:table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able_20_Contents"><text:bookmark text:name="file-orange-cpp-LC24"/>pq[x].push(MP(score(x, i), i)); 把<text:span text:style-name="T8">pair丟進去（以分數比較）</text:span></text:p>
          </table:table-cell>
        </table:table-row>
      </table:table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able_20_Contents"><text:bookmark text:name="file-orange-cpp-LC25"/>if(SZ(pq) &gt; k[x]){ 人數已滿 把最後一個學生擠掉</text:p>
            <text:p text:style-name="Table_20_Contents">並且設為沒有錄取</text:p>
          </table:table-cell>
        </table:table-row>
      </table:table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able_20_Contents"><text:bookmark text:name="file-orange-cpp-LC26"/>tag[pq.top().S] = 0; </text:p>
          </table:table-cell>
        </table:table-row>
      </table:table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able_20_Contents"><text:bookmark text:name="file-orange-cpp-LC27"/>pq.pop(); </text:p>
          </table:table-cell>
        </table:table-row>
      </table:table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able_20_Contents"><text:bookmark text:name="file-orange-cpp-LC28"/>} </text:p>
          </table:table-cell>
        </table:table-row>
      </table:table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able_20_Contents"><text:bookmark text:name="file-orange-cpp-LC29"/>} </text:p>
          </table:table-cell>
        </table:table-row>
      </table:table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able_20_Contents"><text:bookmark text:name="file-orange-cpp-LC30"/>} </text:p>
          </table:table-cell>
        </table:table-row>
      </table:table>
      <text:p text:style-name="Text_20_body">} </text:p>
      <text:p text:style-name="P4"/>
      <text:p text:style-name="P4"/>
      <text:p text:style-name="P4">科系</text:p>
      <text:p text:style-name="P4">三個加權比重</text:p>
      <text:p text:style-name="P4">以vector儲存錄取學生的index，按分數排序（<text:span text:style-name="T2">How?</text:span>）</text:p>
      <text:p text:style-name="P4"/>
      <text:p text:style-name="P4">考慮</text:p>
      <text:p text:style-name="P4">要不要留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-asian="Noto Sans CJK TC Regular1" style:font-family-asian="'Noto Sans CJK TC Regular'" style:font-family-generic-asian="swiss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7:28:58.976335459</meta:creation-date>
    <dc:date>2019-04-27T03:10:51.209892050</dc:date>
    <meta:editing-duration>PT2H37M2S</meta:editing-duration>
    <meta:editing-cycles>18</meta:editing-cycles>
    <meta:generator>LibreOffice/6.0.7.3$Linux_X86_64 LibreOffice_project/00m0$Build-3</meta:generator>
    <meta:document-statistic meta:table-count="16" meta:image-count="0" meta:object-count="0" meta:page-count="2" meta:paragraph-count="52" meta:word-count="406" meta:character-count="885" meta:non-whitespace-character-count="793"/>
  </office:meta>
</office:document-meta>
</file>